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commons.py" manifest:media-type=""/>
  <manifest:file-entry manifest:full-path="Scripts/python/pythonpath/indoc/historydialog5.py" manifest:media-type=""/>
  <manifest:file-entry manifest:full-path="Scripts/python/pythonpath/indoc/documentevent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historydialog4.py" manifest:media-type=""/>
  <manifest:file-entry manifest:full-path="Scripts/python/pythonpath/indoc/historydialog7.py" manifest:media-type=""/>
  <manifest:file-entry manifest:full-path="Scripts/python/pythonpath/indoc/historydialog3.py" manifest:media-type=""/>
  <manifest:file-entry manifest:full-path="Scripts/python/pythonpath/indoc/staticdialog3.py" manifest:media-type=""/>
  <manifest:file-entry manifest:full-path="Scripts/python/pythonpath/indoc/historydialog6.py" manifest:media-type=""/>
  <manifest:file-entry manifest:full-path="Scripts/python/pythonpath/indoc/listeners.py" manifest:media-type=""/>
  <manifest:file-entry manifest:full-path="Scripts/python/pythonpath/indoc/staticdialog2.py" manifest:media-type=""/>
  <manifest:file-entry manifest:full-path="Scripts/python/pythonpath/indoc/history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table:style-name="ce4" office:value-type="string" calcext:value-type="string">
            <text:p>historydialog1</text:p>
          </table:table-cell>
          <table:table-cell table:style-name="ce4" office:value-type="string" calcext:value-type="string">
            <text:p>historydialog2</text:p>
          </table:table-cell>
          <table:table-cell table:style-name="ce4" office:value-type="string" calcext:value-type="string">
            <text:p>historydialog3</text:p>
          </table:table-cell>
          <table:table-cell table:style-name="ce4" office:value-type="string" calcext:value-type="string">
            <text:p>historydialog4</text:p>
          </table:table-cell>
          <table:table-cell table:style-name="ce6" office:value-type="string" calcext:value-type="string">
            <text:p>staticdialog1</text:p>
          </table:table-cell>
          <table:table-cell table:style-name="ce4" office:value-type="string" calcext:value-type="string">
            <text:p>historydialog5</text:p>
          </table:table-cell>
          <table:table-cell table:style-name="ce4" office:value-type="string" calcext:value-type="string">
            <text:p>historydialog6</text:p>
          </table:table-cell>
          <table:table-cell table:style-name="ce4" office:value-type="string" calcext:value-type="string">
            <text:p>historydialog7</text:p>
          </table:table-cell>
          <table:table-cell table:style-name="ce6" office:value-type="string" calcext:value-type="string">
            <text:p>staticdialog2</text:p>
          </table:table-cell>
          <table:table-cell table:style-name="ce6" office:value-type="string" calcext:value-type="string">
            <text:p>staticdialog3</text:p>
          </table:table-cell>
          <table:table-cell table:style-name="ce6"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5" office:value-type="string" calcext:value-type="string">
            <text:p>343</text:p>
          </table:table-cell>
          <table:table-cell table:number-columns-repeated="2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5"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3"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3"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3"/>
          <table:table-cell office:value-type="string" calcext:value-type="string">
            <text:p>item4</text:p>
          </table:table-cell>
          <table:table-cell office:value-type="string" calcext:value-type="string">
            <text:p>item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4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te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2</text:p>
          </table:table-cell>
          <table:table-cell table:number-columns-repeated="2"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5" office:value-type="string" calcext:value-type="string">
            <text:p>3</text:p>
          </table:table-cell>
          <table:table-cell table:number-columns-repeated="2"/>
          <table:table-cell table:style-name="ce5" office:value-type="string" calcext:value-type="string">
            <text:p>et</text:p>
          </table:table-cell>
          <table:table-cell/>
          <table:table-cell table:style-name="ce5"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5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  <table:table-cell table:style-name="ce5" office:value-type="string" calcext:value-type="string">
            <text:p>1234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6</text:p>
          </table:table-cell>
          <table:table-cell table:number-columns-repeated="2"/>
          <table:table-cell table:style-name="ce5" office:value-type="string" calcext:value-type="string">
            <text:p>123</text:p>
          </table:table-cell>
          <table:table-cell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5" office:value-type="string" calcext:value-type="string">
            <text:p>12</text:p>
          </table:table-cell>
          <table:table-cell/>
          <table:table-cell table:style-name="ce5"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5"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</text:p>
          </table:table-cell>
          <table:table-cell/>
          <table:table-cell table:style-name="ce5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7</text:p>
          </table:table-cell>
          <table:table-cell/>
          <table:table-cell table:style-name="ce5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891</text:p>
          </table:table-cell>
          <table:table-cell/>
          <table:table-cell table:style-name="ce5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</text:p>
          </table:table-cell>
          <table:table-cell/>
          <table:table-cell table:style-name="ce5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9</text:p>
          </table:table-cell>
          <table:table-cell/>
          <table:table-cell table:style-name="ce5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Width": 195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Width": 228, "CheckBox2sate": 1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28, "CheckBox2sate": 0, "CheckBox1sate": 1, "Height": 177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"], ["wet"], ["et"], ["343"], ["123"], ["12"], ["1"], ["56"], ["567"], ["891"], ["8"]]</text:p>
          </table:table-cell>
        </table:table-row>
        <table:table-row table:style-name="ro1">
          <table:table-cell office:value-type="string" calcext:value-type="string">
            <text:p>dialogstate_staticdialog2</text:p>
          </table:table-cell>
          <table:table-cell office:value-type="string" calcext:value-type="string">
            <text:p>{"Width": 209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2</text:p>
          </table:table-cell>
          <table:table-cell office:value-type="string" calcext:value-type="string">
            <text:p>[["item2"], ["item1"], ["item2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loseCheck": false, "CheckBox1sate": 0, "Width": 114, "Height": 83, "CheckBox2sate": 1, "Option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2" table:base-cell-address="$config.$B$15" table:cell-range-address="$config.$B$15"/>
        <table:named-range table:name="dialogstate_historydialog3" table:base-cell-address="$config.$B$17" table:cell-range-address="$config.$B$17"/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staticdialog1" table:base-cell-address="$config.$B$1" table:cell-range-address="$config.$B$1"/>
        <table:named-range table:name="dialogstate_staticdialog2" table:base-cell-address="$config.$B$11" table:cell-range-address="$config.$B$11"/>
        <table:named-range table:name="dialogstate_staticdialog3" table:base-cell-address="$config.$B$13" table:cell-range-address="$config.$B$13"/>
        <table:named-range table:name="GridDatarows_historydialog2" table:base-cell-address="$config.$B$16" table:cell-range-address="$config.$B$16"/>
        <table:named-range table:name="GridDatarows_historydialog3" table:base-cell-address="$config.$B$18" table:cell-range-address="$config.$B$18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staticdialog1" table:base-cell-address="$config.$B$2" table:cell-range-address="$config.$B$2"/>
        <table:named-range table:name="GridDatarows_staticdialog2" table:base-cell-address="$config.$B$12" table:cell-range-address="$config.$B$12"/>
        <table:named-range table:name="GridDatarows_staticdialog3" table:base-cell-address="$config.$B$14" table:cell-range-address="$config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00/00/00</text:date>, <text:time style:data-style-name="N2" text:time-value="23:16:45.7299959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8T00:04:09.993248215</dc:date>
    <meta:editing-duration>P1DT16H26M43S</meta:editing-duration>
    <meta:editing-cycles>287</meta:editing-cycles>
    <meta:document-statistic meta:table-count="2" meta:cell-count="209" meta:object-count="0"/>
  </office:meta>
</office:document-meta>
</file>